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2.33cm"/>
    </style:style>
    <style:style style:name="co5" style:family="table-column">
      <style:table-column-properties fo:break-before="auto" style:column-width="5.47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</text:p>
          </table:table-cell>
          <table:table-cell table:style-name="ce1" office:value-type="string" calcext:value-type="string">
            <text:p>Label on the Schematic/PCB</text:p>
          </table:table-cell>
          <table:table-cell table:style-name="ce1" office:value-type="string" calcext:value-type="string">
            <text:p>Comment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511-STM32F405RGT6</text:p>
          </table:table-cell>
          <table:table-cell table:style-name="ce2" office:value-type="string" calcext:value-type="string">
            <text:p>STM32F4 MCU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1</text:p>
          </table:table-cell>
          <table:table-cell table:style-name="ce6"/>
          <table:table-cell table:number-columns-repeated="251"/>
        </table:table-row>
        <table:table-row table:style-name="ro2">
          <table:table-cell table:style-name="ce3" office:value-type="string" calcext:value-type="string">
            <text:p>579-TC2117-3.3VDBTR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DRV8302DCA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SN65HVD232DR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NCP18XH103F03RB 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3" office:value-type="string" calcext:value-type="string">
            <text:p>Rev 4.6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52-SDR0805-220ML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98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5-ABM3B-8.0-10-1UT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52"/>
        </table:table-row>
        <table:table-row table:style-name="ro2">
          <table:table-cell table:style-name="ce5" office:value-type="string" calcext:value-type="string">
            <text:p>942-IRFS7530TRL7PP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-Q6</text:p>
          </table:table-cell>
          <table:table-cell office:value-type="string" calcext:value-type="string">
            <text:p>Was IRFS300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1-WSLP27261L000FEA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3,R54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576-SMAJ5.0A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style-name="ce4" office:value-type="string" calcext:value-type="string">
            <text:p>Rev 4.7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1-PMEG6020ER-115</text:p>
          </table:table-cell>
          <table:table-cell office:value-type="string" calcext:value-type="string">
            <text:p>S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Voltage and current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TPSB107K006R0400</text:p>
          </table:table-cell>
          <table:table-cell office:value-type="string" calcext:value-type="string">
            <text:p>CAP 100u,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,C3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63-UMK316BBJ106ML-T</text:p>
          </table:table-cell>
          <table:table-cell office:value-type="string" calcext:value-type="string">
            <text:p>CAP 10u, 50V, 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C8,C9,C39,C40,C43,C44,C49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GA9P3X7S2A156M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C5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06035C104JAT2A</text:p>
          </table:table-cell>
          <table:table-cell office:value-type="string" calcext:value-type="string">
            <text:p>CAP 100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C3,C27,C32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0-C0805C224K5</text:p>
          </table:table-cell>
          <table:table-cell office:value-type="string" calcext:value-type="string">
            <text:p>CAP 220n, 25V, 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8,C29,C30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1608X5R1C225M</text:p>
          </table:table-cell>
          <table:table-cell office:value-type="string" calcext:value-type="string">
            <text:p>CAP 2.2u, 16V, 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24,C10,C11,C12,C13,C14,C16,C17,C20,C31,C35,C41,C52,C40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-VJ0805V225MXJTBC</text:p>
          </table:table-cell>
          <table:table-cell office:value-type="string" calcext:value-type="string">
            <text:p>CAP 2.2u, 16V,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8,C2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?? ebay</text:p>
          </table:table-cell>
          <table:table-cell office:value-type="string" calcext:value-type="string">
            <text:p>Micro-JST 6PIN 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,P2,P3</text:p>
          </table:table-cell>
          <table:table-cell table:style-name="ce7" table:formula="of:=HYPERLINK(&quot;http://www.ebay.com/sch/i.html?_trksid=p2054436.m570.l1313.TR0.TRC0.Xjst+6+pin+2.0&amp;_nkw=jst+6+pin+2.0&amp;_sacat=0&amp;_from=R4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?? ebay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1</text:p>
          </table:table-cell>
          <table:table-cell table:style-name="ce8" table:formula="of:=HYPERLINK(&quot;http://www.ebay.com/sch/i.html?_from=R40&amp;_trksid=p2050601.m570.l1313.TR0.TRC0.H0.Xjst+4+pin+2.0&amp;_nkw=jst+4+pin+2.0&amp;_sacat=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-GRM39X472J50D</text:p>
          </table:table-cell>
          <table:table-cell office:value-type="string" calcext:value-type="string">
            <text:p>CAP 4.7n, 50V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-C7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39X222J50D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4, C3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85C2A150JA01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C3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39C121J50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R71H682KA01J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F51H223ZA01D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GKT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RKT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720-LBQ39GN1P1351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4R70F</text:p>
          </table:table-cell>
          <table:table-cell office:value-type="string" calcext:value-type="string">
            <text:p>R 4.7ohm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8,R29,R34,R35,R42,R4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0F</text:p>
          </table:table-cell>
          <table:table-cell office:value-type="string" calcext:value-type="string">
            <text:p>R 100ohm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7,R38,R48-R51,R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1F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,R5,R11,R12,R13,R22,R24,R27,R3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1F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2F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,R7,R8,R9,R10,R20,R40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502F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802F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table:number-columns-repeated="252"/>
        </table:table-row>
        <table:table-row table:style-name="ro2">
          <table:table-cell table:style-name="ce5" office:value-type="string" calcext:value-type="string">
            <text:p>667-ERJ-3EKF3902V 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,R23,R26,R30,R32,R36,R4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3F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3F</text:p>
          </table:table-cell>
          <table:table-cell office:value-type="string" calcext:value-type="string">
            <text:p>R 33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4F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R0F 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3, R104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PIN,1PIN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5,P5,P6,P7,P9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***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00-00-00</text:date>, <text:time style:data-style-name="N2" text:time-value="12:00:04.375443448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12:00:14.700842335</dc:date>
    <meta:editing-duration>P0D</meta:editing-duration>
    <meta:editing-cycles>5</meta:editing-cycles>
    <meta:generator>LibreOffice/4.2.7.2$Linux_X86_64 LibreOffice_project/420m0$Build-2</meta:generator>
    <meta:document-statistic meta:table-count="1" meta:cell-count="207" meta:object-count="0"/>
  </office:meta>
</office:document-meta>
</file>